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OpenSymbol"/>
    </style:style>
    <style:style style:name="T3" style:parent-style-name="Policepardéfaut" style:family="text">
      <style:text-properties style:font-name="OpenSymbol" fo:background-color="#00FF66"/>
    </style:style>
    <style:style style:name="T4" style:parent-style-name="Policepardéfaut" style:family="text">
      <style:text-properties fo:background-color="#00FF66"/>
    </style:style>
    <style:style style:name="T5" style:parent-style-name="Policepardéfaut" style:family="text">
      <style:text-properties style:font-name="OpenSymbol" fo:background-color="#00FF66"/>
    </style:style>
    <style:style style:name="T6" style:parent-style-name="Policepardéfaut" style:family="text">
      <style:text-properties fo:background-color="#00FF66"/>
    </style:style>
    <style:style style:name="T7" style:parent-style-name="Policepardéfaut" style:family="text">
      <style:text-properties style:font-name="OpenSymbol" fo:background-color="#00FF66"/>
    </style:style>
    <style:style style:name="T8" style:parent-style-name="Policepardéfaut" style:family="text">
      <style:text-properties fo:background-color="#00FF66"/>
    </style:style>
    <style:style style:name="T9" style:parent-style-name="Policepardéfaut" style:family="text">
      <style:text-properties style:font-name="OpenSymbol" fo:background-color="#FFFF00"/>
    </style:style>
    <style:style style:name="T10" style:parent-style-name="Policepardéfaut" style:family="text">
      <style:text-properties fo:background-color="#FFFF00"/>
    </style:style>
    <style:style style:name="T11" style:parent-style-name="Policepardéfaut" style:family="text">
      <style:text-properties style:font-name="OpenSymbol" fo:background-color="#00FF66"/>
    </style:style>
    <style:style style:name="T12" style:parent-style-name="Policepardéfaut" style:family="text">
      <style:text-properties fo:background-color="#00FF66"/>
    </style:style>
    <style:style style:name="T13" style:parent-style-name="Policepardéfaut" style:family="text">
      <style:text-properties style:font-name="OpenSymbol" fo:background-color="#00FF66"/>
    </style:style>
    <style:style style:name="T14" style:parent-style-name="Policepardéfaut" style:family="text">
      <style:text-properties fo:background-color="#00FF66"/>
    </style:style>
    <style:style style:name="T15" style:parent-style-name="Policepardéfaut" style:family="text">
      <style:text-properties fo:background-color="#00FF66"/>
    </style:style>
    <style:style style:name="T16" style:parent-style-name="Policepardéfaut" style:family="text">
      <style:text-properties style:font-name="OpenSymbol" fo:background-color="#FFFF00"/>
    </style:style>
    <style:style style:name="T17" style:parent-style-name="Policepardéfaut" style:family="text">
      <style:text-properties fo:background-color="#FFFF00"/>
    </style:style>
    <style:style style:name="T18" style:parent-style-name="Policepardéfaut" style:family="text">
      <style:text-properties style:font-name="OpenSymbol"/>
    </style:style>
    <style:style style:name="P19" style:parent-style-name="Standard" style:family="paragraph">
      <style:paragraph-properties fo:background-color="#FFFF00"/>
    </style:style>
    <style:style style:name="T20" style:parent-style-name="Policepardéfaut" style:family="text">
      <style:text-properties style:font-name="OpenSymbol"/>
    </style:style>
    <style:style style:name="P21" style:parent-style-name="Standard" style:family="paragraph">
      <style:text-properties style:font-name="OpenSymbol"/>
    </style:style>
    <style:style style:name="T22" style:parent-style-name="Policepardéfaut" style:family="text">
      <style:text-properties style:font-name="OpenSymbol" fo:background-color="#00FF66"/>
    </style:style>
    <style:style style:name="T23" style:parent-style-name="Policepardéfaut" style:family="text">
      <style:text-properties fo:background-color="#00FF66"/>
    </style:style>
    <style:style style:name="T24" style:parent-style-name="Policepardéfaut" style:family="text">
      <style:text-properties style:font-name="OpenSymbol" fo:background-color="#FFFF00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background-color="#FFFF00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background-color="#FFFF00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background-color="#FFFF00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OpenSymbol" fo:background-color="#00FF66"/>
    </style:style>
    <style:style style:name="T29" style:parent-style-name="Policepardéfaut" style:family="text">
      <style:text-properties fo:background-color="#00FF66"/>
    </style:style>
    <style:style style:name="T30" style:parent-style-name="Policepardéfaut" style:family="text">
      <style:text-properties style:font-name="OpenSymbol" fo:background-color="#FFFFFF"/>
    </style:style>
    <style:style style:name="T31" style:parent-style-name="Policepardéfaut" style:family="text">
      <style:text-properties fo:background-color="#FFFFFF"/>
    </style:style>
    <style:style style:name="T32" style:parent-style-name="Policepardéfaut" style:family="text">
      <style:text-properties style:font-name="OpenSymbol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OpenSymbol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background-color="#66CCFF"/>
    </style:style>
    <style:style style:name="P38" style:parent-style-name="Standard" style:family="paragraph">
      <style:text-properties style:font-name="OpenSymbol"/>
    </style:style>
    <style:style style:name="T39" style:parent-style-name="Policepardéfaut" style:family="text">
      <style:text-properties style:font-name="OpenSymbol"/>
    </style:style>
    <style:style style:name="T40" style:parent-style-name="Policepardéfaut" style:family="text">
      <style:text-properties style:font-name="OpenSymbol"/>
    </style:style>
    <style:style style:name="T41" style:parent-style-name="Policepardéfaut" style:family="text">
      <style:text-properties style:font-name="OpenSymbol"/>
    </style:style>
    <style:style style:name="T42" style:parent-style-name="Policepardéfaut" style:family="text">
      <style:text-properties style:font-name="OpenSymbol"/>
    </style:style>
    <style:style style:name="T43" style:parent-style-name="Policepardéfaut" style:family="text">
      <style:text-properties style:font-name="OpenSymbol"/>
    </style:style>
    <style:style style:name="T44" style:parent-style-name="Policepardéfaut" style:family="text">
      <style:text-properties style:font-name="OpenSymbol"/>
    </style:style>
    <style:style style:name="T45" style:parent-style-name="Policepardéfaut" style:family="text">
      <style:text-properties style:font-name="OpenSymbol"/>
    </style:style>
    <style:style style:name="T46" style:parent-style-name="Policepardéfaut" style:family="text">
      <style:text-properties style:font-name="OpenSymbol"/>
    </style:style>
    <style:style style:name="T47" style:parent-style-name="Policepardéfaut" style:family="text">
      <style:text-properties style:font-name="OpenSymbol"/>
    </style:style>
    <style:style style:name="T48" style:parent-style-name="Policepardéfaut" style:family="text">
      <style:text-properties style:font-name="OpenSymbol"/>
    </style:style>
    <style:style style:name="P49" style:parent-style-name="Standard" style:family="paragraph">
      <style:text-properties style:font-name="OpenSymbol"/>
    </style:style>
    <style:style style:name="T50" style:parent-style-name="Policepardéfaut" style:family="text">
      <style:text-properties style:font-name="OpenSymbol"/>
    </style:style>
    <style:style style:name="T51" style:parent-style-name="Policepardéfaut" style:family="text">
      <style:text-properties style:font-name="OpenSymbol"/>
    </style:style>
    <style:style style:name="T52" style:parent-style-name="Policepardéfaut" style:family="text">
      <style:text-properties style:font-name="OpenSymbol"/>
    </style:style>
    <style:style style:name="T53" style:parent-style-name="Policepardéfaut" style:family="text">
      <style:text-properties style:font-name="OpenSymbol"/>
    </style:style>
    <style:style style:name="T54" style:parent-style-name="Policepardéfaut" style:family="text">
      <style:text-properties style:font-name="OpenSymbol"/>
    </style:style>
    <style:style style:name="T55" style:parent-style-name="Policepardéfaut" style:family="text">
      <style:text-properties style:font-name="OpenSymbol"/>
    </style:style>
    <style:style style:name="P56" style:parent-style-name="Standard" style:family="paragraph">
      <style:text-properties fo:background-color="#FF33FF"/>
    </style:style>
    <style:style style:name="P57" style:parent-style-name="Standard" style:family="paragraph">
      <style:text-properties style:font-name="OpenSymbol"/>
    </style:style>
    <style:style style:name="P58" style:parent-style-name="Standard" style:family="paragraph">
      <style:text-properties style:font-name="OpenSymbol"/>
    </style:style>
    <style:style style:name="T59" style:parent-style-name="Policepardéfaut" style:family="text">
      <style:text-properties style:font-name="OpenSymbol"/>
    </style:style>
    <style:style style:name="T60" style:parent-style-name="Policepardéfaut" style:family="text">
      <style:text-properties style:font-name="OpenSymbol"/>
    </style:style>
    <style:style style:name="T61" style:parent-style-name="Policepardéfaut" style:family="text">
      <style:text-properties style:font-name="OpenSymbol"/>
    </style:style>
    <style:style style:name="T62" style:parent-style-name="Policepardéfaut" style:family="text">
      <style:text-properties style:font-name="OpenSymbol"/>
    </style:style>
    <style:style style:name="T63" style:parent-style-name="Policepardéfaut" style:family="text">
      <style:text-properties style:font-name="OpenSymbol"/>
    </style:style>
    <style:style style:name="T64" style:parent-style-name="Policepardéfaut" style:family="text">
      <style:text-properties style:font-name="OpenSymbol"/>
    </style:style>
    <style:style style:name="T65" style:parent-style-name="Policepardéfaut" style:family="text">
      <style:text-properties style:font-name="OpenSymbol" fo:background-color="#FFFF00"/>
    </style:style>
    <style:style style:name="T66" style:parent-style-name="Policepardéfaut" style:family="text">
      <style:text-properties fo:background-color="#FFFF00"/>
    </style:style>
    <style:style style:name="T67" style:parent-style-name="Policepardéfaut" style:family="text">
      <style:text-properties style:font-name="OpenSymbol" fo:background-color="#FFFF00"/>
    </style:style>
    <style:style style:name="T68" style:parent-style-name="Policepardéfaut" style:family="text">
      <style:text-properties fo:background-color="#FFFF00"/>
    </style:style>
    <style:style style:name="T69" style:parent-style-name="Policepardéfaut" style:family="text">
      <style:text-properties fo:background-color="#FFFF00"/>
    </style:style>
    <style:style style:name="T70" style:parent-style-name="Policepardéfaut" style:family="text">
      <style:text-properties style:font-name="OpenSymbol"/>
    </style:style>
    <style:style style:name="T71" style:parent-style-name="Policepardéfaut" style:family="text">
      <style:text-properties style:font-name="OpenSymbol"/>
    </style:style>
    <style:style style:name="P72" style:parent-style-name="Standard" style:family="paragraph">
      <style:text-properties style:font-name="OpenSymbol"/>
    </style:style>
    <style:style style:name="T73" style:parent-style-name="Policepardéfaut" style:family="text">
      <style:text-properties style:font-name="OpenSymbol"/>
    </style:style>
    <style:style style:name="T74" style:parent-style-name="Policepardéfaut" style:family="text">
      <style:text-properties style:font-name="OpenSymbol"/>
    </style:style>
    <style:style style:name="T75" style:parent-style-name="Policepardéfaut" style:family="text">
      <style:text-properties style:font-name="OpenSymbol"/>
    </style:style>
    <style:style style:name="T76" style:parent-style-name="Policepardéfaut" style:family="text">
      <style:text-properties style:font-name="OpenSymbol"/>
    </style:style>
    <style:style style:name="T77" style:parent-style-name="Policepardéfaut" style:family="text">
      <style:text-properties style:font-name="OpenSymbol"/>
    </style:style>
    <style:style style:name="T78" style:parent-style-name="Policepardéfaut" style:family="text">
      <style:text-properties style:font-name="OpenSymbol"/>
    </style:style>
    <style:style style:name="P79" style:parent-style-name="Standard" style:family="paragraph">
      <style:text-properties fo:background-color="#FFFF00"/>
    </style:style>
    <style:style style:name="P80" style:parent-style-name="Standard" style:family="paragraph">
      <style:text-properties fo:background-color="#FFFF00"/>
    </style:style>
    <style:style style:name="P81" style:parent-style-name="Standard" style:family="paragraph">
      <style:text-properties fo:background-color="#FFFF00"/>
    </style:style>
    <style:style style:name="P82" style:parent-style-name="Standard" style:family="paragraph">
      <style:text-properties fo:background-color="#FFFFFF"/>
    </style:style>
    <style:style style:name="P83" style:parent-style-name="Standard" style:family="paragraph">
      <style:text-properties fo:background-color="#FFFF00"/>
    </style:style>
    <style:style style:name="P84" style:parent-style-name="Standard" style:family="paragraph">
      <style:text-properties style:font-name="OpenSymbol"/>
    </style:style>
    <style:style style:name="T85" style:parent-style-name="Policepardéfaut" style:family="text">
      <style:text-properties style:font-name="OpenSymbol"/>
    </style:style>
    <style:style style:name="T86" style:parent-style-name="Policepardéfaut" style:family="text">
      <style:text-properties style:font-name="OpenSymbol"/>
    </style:style>
    <style:style style:name="T87" style:parent-style-name="Policepardéfaut" style:family="text">
      <style:text-properties style:font-name="OpenSymbol"/>
    </style:style>
    <style:style style:name="T88" style:parent-style-name="Policepardéfaut" style:family="text">
      <style:text-properties style:font-name="OpenSymbol"/>
    </style:style>
    <style:style style:name="T89" style:parent-style-name="Policepardéfaut" style:family="text">
      <style:text-properties style:font-name="OpenSymbol"/>
    </style:style>
    <style:style style:name="T90" style:parent-style-name="Policepardéfaut" style:family="text">
      <style:text-properties style:font-name="OpenSymbol"/>
    </style:style>
    <style:style style:name="T91" style:parent-style-name="Policepardéfaut" style:family="text">
      <style:text-properties style:font-name="OpenSymbol"/>
    </style:style>
    <style:style style:name="T92" style:parent-style-name="Policepardéfaut" style:family="text">
      <style:text-properties style:font-name="OpenSymbol"/>
    </style:style>
    <style:style style:name="T93" style:parent-style-name="Policepardéfaut" style:family="text">
      <style:text-properties style:font-name="OpenSymbol"/>
    </style:style>
    <style:style style:name="T94" style:parent-style-name="Policepardéfaut" style:family="text">
      <style:text-properties style:font-name="OpenSymbol"/>
    </style:style>
    <style:style style:name="P95" style:parent-style-name="Standard" style:family="paragraph">
      <style:text-properties style:font-name="OpenSymbol"/>
    </style:style>
    <style:style style:name="T96" style:parent-style-name="Policepardéfaut" style:family="text">
      <style:text-properties style:font-name="OpenSymbol"/>
    </style:style>
    <style:style style:name="T97" style:parent-style-name="Policepardéfaut" style:family="text">
      <style:text-properties style:font-name="OpenSymbol"/>
    </style:style>
    <style:style style:name="T98" style:parent-style-name="Policepardéfaut" style:family="text">
      <style:text-properties style:font-name="OpenSymbol"/>
    </style:style>
    <style:style style:name="T99" style:parent-style-name="Policepardéfaut" style:family="text">
      <style:text-properties style:font-name="OpenSymbol"/>
    </style:style>
    <style:style style:name="T100" style:parent-style-name="Policepardéfaut" style:family="text">
      <style:text-properties style:font-name="OpenSymbol"/>
    </style:style>
    <style:style style:name="T101" style:parent-style-name="Policepardéfaut" style:family="text">
      <style:text-properties style:font-name="OpenSymbol"/>
    </style:style>
    <style:style style:name="T102" style:parent-style-name="Policepardéfaut" style:family="text">
      <style:text-properties fo:language="fr" fo:country="FR"/>
    </style:style>
    <style:style style:name="T103" style:parent-style-name="Policepardéfaut" style:family="text">
      <style:text-properties fo:language="fr" fo:country="FR"/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ous sont des Humains, ils ont donc des certaines caractéristiques</text:p>
      <text:p text:style-name="Standard">communes et d'autres spécifiques, au minimum dans les caractéristiques communes nous aurons peux se faire exclure<text:s/>:etreExclue</text:p>
      <text:p text:style-name="Standard">peux ne pas etre servie:etreServi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P2">Humain</text:p>
      <text:p text:style-name="Standard"><text:span text:style-name="T3">•<text:s/></text:span><text:span text:style-name="T4">Un prénom, final</text:span></text:p>
      <text:p text:style-name="Standard"><text:span text:style-name="T5">•<text:s/></text:span><text:span text:style-name="T6">Un surnom</text:span></text:p>
      <text:p text:style-name="Standard"><text:span text:style-name="T7">•<text:s/></text:span><text:span text:style-name="T8">Un porte-monnaie</text:span></text:p>
      <text:p text:style-name="Standard"><text:span text:style-name="T9">•<text:s/></text:span><text:span text:style-name="T10">une cote de popularité (modifié par action)? Quelles action?</text:span></text:p>
      <text:p text:style-name="Standard"><text:span text:style-name="T11">•<text:s/></text:span><text:span text:style-name="T12">un cri significatif</text:span></text:p>
      <text:p text:style-name="Standard"/>
      <text:p text:style-name="Standard"/>
      <text:p text:style-name="Standard"><text:tab/></text:p>
      <text:p text:style-name="Standard"><text:span text:style-name="T13">•<text:s/></text:span><text:span text:style-name="T14">boire(Boisson):this.alcolémie,this.</text:span><text:span text:style-name="T15">porteMonnaie</text:span></text:p>
      <text:p text:style-name="Standard"><text:span text:style-name="T16">•<text:s/></text:span><text:span text:style-name="T17">payer(Humain) (type serveur)// seul cas du serveur traité</text:span></text:p>
      <text:p text:style-name="Standard"><text:span text:style-name="T18">•<text:s/></text:span>offrir un verre à quelqu'un(Humain,this.porte-monnaie):Stock,</text:p>
      <text:p text:style-name="P19"><text:span text:style-name="T20">•<text:s/></text:span>se présenter(alcolémie): voir AbstractClient</text:p>
      <text:p text:style-name="Standard"/>
      <text:p text:style-name="Standard">Client</text:p>
      <text:p text:style-name="P21"/>
      <text:p text:style-name="Standard"><text:span text:style-name="T22">•<text:s/></text:span><text:span text:style-name="T23">Une boisson favorite</text:span></text:p>
      <text:p text:style-name="Standard"><text:span text:style-name="T24">•<text:s/></text:span><text:span text:style-name="T25">Une boisson favorite de secours (au<text:s/></text:span><text:span text:style-name="T26">cas où le bar tombe en rupture de stock de la</text:span></text:p>
      <text:p text:style-name="P27">boisson favorite)</text:p>
      <text:p text:style-name="Standard"><text:span text:style-name="T28">•<text:s/></text:span><text:span text:style-name="T29">un niveau représentant sont degré d’alcoolémie</text:span></text:p>
      <text:p text:style-name="Standard"><text:span text:style-name="T30">•<text:s/></text:span><text:span text:style-name="T31">la possibilité de se faire offrir un verre</text:span></text:p>
      <text:p text:style-name="Standard"><text:span text:style-name="T32">•<text:s/></text:span><text:span text:style-name="T33">une manière de se présenter complémentaire</text:span></text:p>
      <text:p text:style-name="Standard"><text:span text:style-name="T34">•<text:s/></text:span><text:span text:style-name="T35">regularité //permet de devenir une femme et<text:s/></text:span><text:span text:style-name="T36">inversement</text:span></text:p>
      <text:p text:style-name="Standard"/>
      <text:p text:style-name="Standard"><text:tab/></text:p>
      <text:p text:style-name="Standard">La fonction sex fait partie de l'interface HommeOuFemme à redéfinir (ex: getMaxN)</text:p>
      <text:p text:style-name="Standard">OU séparer la déclaration: décision la plus simp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Barman</text:p>
      <text:p text:style-name="Standard">le seul qui a accès aux stocks du bar</text:p>
      <text:p text:style-name="Standard">il ne boit rien d'autre que des boissons sans<text:s/>alcool</text:p>
      <text:p text:style-name="Standard">il ne paye pas ses consommations mais peut se faire offrir à boire</text:p>
      <text:p text:style-name="Standard">Cas exceptionnels client régulier qui dépense beaucoup, il peut offrir un verre qu'il règle.</text:p>
      <text:p text:style-name="Standard">Il est le seul à gérer la Caisse</text:p>
      <text:p text:style-name="Standard">Barman peut donner la caisse</text:p>
      <text:p text:style-name="Standard">Il peut donc<text:s/><text:tab/><text:s/>de l'argent<text:s/>des Clients et des Serveurs, et rendre la monnaie</text:p>
      <text:p text:style-name="Standard">Toutes ses phrases par « coco »</text:p>
      <text:p text:style-name="Standard">Accès etreExclu, etreServi</text:p>
      <text:p text:style-name="Standard">peut Exclure</text:p>
      <text:p text:style-name="Standard"/>
      <text:p text:style-name="P38">Humain</text:p>
      <text:p text:style-name="Standard"><text:span text:style-name="T39">•<text:s/></text:span>Un prénom, final</text:p>
      <text:p text:style-name="Standard"><text:span text:style-name="T40">•<text:s/></text:span>Un surnom</text:p>
      <text:p text:style-name="Standard"><text:span text:style-name="T41">•<text:s/></text:span>Un porte-monnaie</text:p>
      <text:p text:style-name="Standard"><text:span text:style-name="T42">•<text:s/></text:span>une cote de popularité (modifié par action)</text:p>
      <text:p text:style-name="Standard"><text:span text:style-name="T43">•<text:s/></text:span>un cri significatif</text:p>
      <text:p text:style-name="Standard"/>
      <text:p text:style-name="Standard"/>
      <text:p text:style-name="Standard"><text:span text:style-name="T44">•<text:s/></text:span>parler(Humain,Humain.sex,this.alcollémie, this.sex) <text:s text:c="2"/>(client, serveur)</text:p>
      <text:p text:style-name="Standard"><text:span text:style-name="T45">•<text:s/></text:span>boire(Boisson):this.alcolémie,this.porteMonnaie</text:p>
      <text:p text:style-name="Standard"><text:span text:style-name="T46">•<text:s/></text:span>payer(Humain) (type serveur)</text:p>
      <text:p text:style-name="Standard"><text:span text:style-name="T47">•<text:s/></text:span>offrir un verre à quelqu'un(Humain,this.porte-monnaie):Stock,</text:p>
      <text:p text:style-name="Standard"><text:span text:style-name="T48">•<text:s/></text:span>se présenter(alcolémie):</text:p>
      <text:p text:style-name="Standard"/>
      <text:p text:style-name="Standard"/>
      <text:p text:style-name="Standard">Client</text:p>
      <text:p text:style-name="P49"/>
      <text:p text:style-name="Standard"><text:span text:style-name="T50">•<text:s/></text:span>Une boisson favorite</text:p>
      <text:p text:style-name="Standard"><text:span text:style-name="T51">•<text:s/></text:span>Une boisson favorite de secours (au cas où le bar tombe en rupture de stock de la</text:p>
      <text:p text:style-name="Standard">boisson favorite)</text:p>
      <text:p text:style-name="Standard"><text:span text:style-name="T52">•<text:s/></text:span>un niveau représentant sont degré d’alcoolémie</text:p>
      <text:p text:style-name="Standard"><text:span text:style-name="T53">•<text:s/></text:span>la possibilité de se faire offrir un verre</text:p>
      <text:p text:style-name="Standard"><text:span text:style-name="T54">•<text:s/></text:span>une manière de se présenter complémentaire</text:p>
      <text:p text:style-name="Standard"><text:span text:style-name="T55">•<text:s/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PATRONNE</text:p>
      <text:p text:style-name="Standard">La patronne donc, peut être une Cliente</text:p>
      <text:p text:style-name="Standard">Récupérer l'argent de la Caisse que le Barman lui donne lorsqu'il y a trop de liquidité dans celle-ci.</text:p>
      <text:p text:style-name="Standard">offrir à boire (mais<text:s/>dans ce cas là elle n'a rien à payer),</text:p>
      <text:p text:style-name="Standard">ordonner au Barman/Serveur de ne plus servir un client qui n'est visiblement plus en état, enfin</text:p>
      <text:p text:style-name="Standard">elle peut faire exclure (temporairement bien sûr) un client qui fait de la résistance.</text:p>
      <text:p text:style-name="Standard"/>
      <text:p text:style-name="P57">Patronne</text:p>
      <text:p text:style-name="P58">Humain</text:p>
      <text:p text:style-name="Standard"><text:span text:style-name="T59">•<text:s/></text:span>Un prénom, final</text:p>
      <text:p text:style-name="Standard"><text:span text:style-name="T60">•<text:s/></text:span>Un surnom</text:p>
      <text:p text:style-name="Standard"><text:span text:style-name="T61">•<text:s/></text:span>Un porte-monnaie</text:p>
      <text:p text:style-name="Standard"><text:span text:style-name="T62">•<text:s/></text:span>une cote de popularité (modifié par action)</text:p>
      <text:p text:style-name="Standard"><text:span text:style-name="T63">•<text:s/></text:span>un cri significatif</text:p>
      <text:p text:style-name="Standard"/>
      <text:p text:style-name="Standard"/>
      <text:p text:style-name="Standard"><text:span text:style-name="T64">•<text:s/></text:span>parler(Humain,Humain.sex,this.alcollémie, this.sex) <text:s text:c="2"/>(client, serveur)</text:p>
      <text:p text:style-name="Standard"><text:span text:style-name="T65">•<text:s/></text:span><text:span text:style-name="T66">boire(Boisson):this.alcolémie,this.porteMonnaie</text:span></text:p>
      <text:p text:style-name="Standard"><text:span text:style-name="T67">•<text:s/></text:span><text:span text:style-name="T68">payer(Humain) (type<text:s/></text:span><text:span text:style-name="T69">serveur)</text:span></text:p>
      <text:p text:style-name="Standard"><text:span text:style-name="T70">•<text:s/></text:span>offrir un verre à quelqu'un(Humain,this.porte-monnaie):Stock,</text:p>
      <text:p text:style-name="Standard"><text:span text:style-name="T71">•<text:s/></text:span>se présenter(alcolémie):</text:p>
      <text:p text:style-name="Standard"/>
      <text:p text:style-name="Standard"><text:tab/></text:p>
      <text:p text:style-name="Standard">Client</text:p>
      <text:p text:style-name="P72"/>
      <text:p text:style-name="Standard"><text:span text:style-name="T73">•<text:s/></text:span>Une boisson favorite</text:p>
      <text:p text:style-name="Standard"><text:span text:style-name="T74">•<text:s/></text:span>Une boisson favorite de secours (au cas où le bar tombe en rupture de stock de la</text:p>
      <text:p text:style-name="Standard">boisson favorite)</text:p>
      <text:p text:style-name="Standard"><text:span text:style-name="T75">•<text:s/></text:span>un niveau représentant sont degré d’alcoolémie</text:p>
      <text:p text:style-name="Standard"><text:span text:style-name="T76">•<text:s/></text:span>la possibilité de se faire offrir un verre</text:p>
      <text:p text:style-name="Standard"><text:span text:style-name="T77">•<text:s/></text:span>une manière de se présenter complémentaire</text:p>
      <text:p text:style-name="Standard"><text:span text:style-name="T78">•<text:s/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9">SERVEUR</text:p>
      <text:p text:style-name="P80"/>
      <text:p text:style-name="P81"/>
      <text:p text:style-name="P82">Pour ce qui est des Serveurs/Serveuses, nous<text:s/>distinguerons les Hommes des Femmes par la taille du</text:p>
      <text:p text:style-name="Standard">biceps des premier (il en faut pour virer les clients) et le coefficient de charme des serveuses.</text:p>
      <text:p text:style-name="Standard">Dans tous les cas les Serveurs ne consomment rien d'autre que de l'eau. Override boire</text:p>
      <text:p text:style-name="Standard">Les Clients<text:s/>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Standard"/>
      <text:p text:style-name="Standard"/>
      <text:p text:style-name="P83"/>
      <text:p text:style-name="P84">Humain</text:p>
      <text:p text:style-name="Standard"><text:span text:style-name="T85">•<text:s/></text:span>Un prénom, final</text:p>
      <text:p text:style-name="Standard"><text:span text:style-name="T86">•<text:s/></text:span>Un surnom</text:p>
      <text:p text:style-name="Standard"><text:span text:style-name="T87">•<text:s/></text:span>Un porte-monnaie</text:p>
      <text:p text:style-name="Standard"><text:span text:style-name="T88">•<text:s/></text:span>une cote de popularité (modifié par action)</text:p>
      <text:p text:style-name="Standard"><text:span text:style-name="T89">•<text:s/></text:span>un cri significatif</text:p>
      <text:p text:style-name="Standard"/>
      <text:p text:style-name="Standard">Peut exclure</text:p>
      <text:p text:style-name="Standard">accès à etreExclu , etreServi</text:p>
      <text:p text:style-name="Standard"/>
      <text:p text:style-name="Standard"><text:span text:style-name="T90">•<text:s/></text:span>parler(Humain,Humain.sex,this.alcollémie, this.sex) <text:s text:c="2"/>(client,<text:s/>serveur)</text:p>
      <text:p text:style-name="Standard"><text:span text:style-name="T91">•<text:s/></text:span>boire(Boisson):this.alcolémie,this.porteMonnaie</text:p>
      <text:p text:style-name="Standard"><text:span text:style-name="T92">•<text:s/></text:span>payer(Humain) (type serveur)</text:p>
      <text:p text:style-name="Standard"><text:span text:style-name="T93">•<text:s/></text:span>offrir un verre à quelqu'un(Humain,this.porte-monnaie):Stock,</text:p>
      <text:p text:style-name="Standard"><text:span text:style-name="T94">•<text:s/></text:span>se présenter(alcolémie):</text:p>
      <text:p text:style-name="Standard"/>
      <text:p text:style-name="Standard"/>
      <text:p text:style-name="Standard">Client</text:p>
      <text:p text:style-name="P95"/>
      <text:p text:style-name="Standard"><text:span text:style-name="T96">•<text:s/></text:span>Une boisson favorite</text:p>
      <text:p text:style-name="Standard"><text:span text:style-name="T97">•<text:s/></text:span>Une boisson favorite de secours (au cas<text:s/>où le bar tombe en rupture de stock de la</text:p>
      <text:p text:style-name="Standard">boisson favorite)</text:p>
      <text:p text:style-name="Standard"><text:span text:style-name="T98">•<text:s/></text:span>un niveau représentant sont degré d’alcoolémie</text:p>
      <text:p text:style-name="Standard"><text:span text:style-name="T99">•<text:s/></text:span>la possibilité de se faire offrir un verre</text:p>
      <text:p text:style-name="Standard"><text:span text:style-name="T100">•<text:s/></text:span>une manière de se présenter complémentaire</text:p>
      <text:p text:style-name="Standard"><text:span text:style-name="T101">•<text:s/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>Le Fournisseur ne fait rien d'autre que recevoir une commande d'un Barman,</text:p>
      <text:p text:style-name="Standard">livrer,</text:p>
      <text:p text:style-name="Standard">et se faire payer par la Patronne.</text:p>
      <text:p text:style-name="Standard"/>
      <text:p text:style-name="Standard">Le Bar propose a donc un nom (généralement « Chez nom_de_la_patronne »,</text:p>
      <text:p text:style-name="Standard"><text:s/>une Patronne, du personnel,</text:p>
      <text:p text:style-name="Standard"><text:s/>des Clients,</text:p>
      <text:p text:style-name="Standard">des Tables (maximum 4 personnes peuvent s'asseoir à une table),</text:p>
      <text:p text:style-name="Standard"><text:s/>un ensemble de consommation proposées.</text:p>
      <text:p text:style-name="Standard"/>
      <text:p text:style-name="Standard">Les Boissons peuvent être avec ou sans alcool,</text:p>
      <text:p text:style-name="Standard">pour chaque boisson alcoolisée un nombre de points d'alcool qu'ingurgitera le Client par verre. Chaque boisson a un prix<text:s/>de vente<text:span text:style-name="T102"><text:s/></text:span>et un<text:span text:style-name="T103"><text:s/></text:span>prix d'achat.</text:p>
      <text:p text:style-name="Standard"/>
      <text:p text:style-name="Standard"/>
      <text:p text:style-name="Standard"/>
      <text:p text:style-name="Standard"/>
      <text:p text:style-name="Standard">Objectif1: Faire un client commander une boisson à un serveur</text:p>
      <text:p text:style-name="Standard">-commander une boisson</text:p>
      <text:p text:style-name="Standard">-payer la boisson</text:p>
      <text:p text:style-name="Standard">-boire la boisson</text:p>
      <text:p text:style-name="Standard"/>
      <text:p text:style-name="Standard">Objectif 2: Faire le serveur rapporter l'argent au barman puis mettre dans la Caisse</text:p>
      <text:p text:style-name="Standard">-donner monnaie<text:s/>au barman</text:p>
      <text:p text:style-name="Standard">-mettre la monnaie dans la caisse</text:p>
      <text:p text:style-name="Standard"/>
      <text:p text:style-name="Standard">-créer le Stockage :exitse// get qt// set qt //</text:p>
      <text:p text:style-name="Standard">-créer des tests pour abstract</text:p>
      <text:p text:style-name="Standard"/>
      <text:p text:style-name="Standard">Il faut réflechir au concept de l'administration parce que pour l'instant , si j'ai la patronne je peux acceder à tout le bar.</text:p>
      <text:p text:style-name="Standard">Exemple de cas mal gérer:…</text:p>
      <text:p text:style-name="Standard"/>
      <text:p text:style-name="Standard"/>
      <text:p text:style-name="P104">Interface utilisateur:</text:p>
      <text:p text:style-name="Standard">On peut controller char personnes/</text:p>
      <text:p text:style-name="Standard">exemple d'instruction</text:p>
      <text:p text:style-name="Standard"><text:s/></text:p>
      <text:p text:style-name="Standard"/>
      <text:p text:style-name="Standard">acces au menu</text:p>
      <text:p text:style-name="Standard"><text:tab/>//configuartion assité :1<text:line-break/><text:tab/>//configuration automatique:2<text:s text:c="4"/>( lance le programme apres avoir initialiser les caracteristiques des different personage)</text:p>
      <text:p text:style-name="Standard">1</text:p>
      <text:p text:style-name="Standard">configurer nom patronne</text:p>
      <text:p text:style-name="Standard"><text:tab/>//bar créer avec barman &lt;=patronne et zero client</text:p>
      <text:p text:style-name="Standard">1:creer et modifier personnage</text:p>
      <text:p text:style-name="Standard"><text:s/><text:tab/>1:créer client</text:p>
      <text:p text:style-name="Standard"><text:tab/>2:créer fournisseur</text:p>
      <text:p text:style-name="Standard"><text:tab/>3:créer barman</text:p>
      <text:p text:style-name="Standard"><text:tab/>4:créer serveur //créer: créer une instance et l'ajouter à la liste</text:p>
      <text:p text:style-name="Standard"><text:tab/>5:modifier //affiche liste des persos et leur attribut</text:p>
      <text:p text:style-name="Standard"><text:tab/>6:supprimer (client,serveur)<text:tab/></text:p>
      <text:p text:style-name="Standard">2:Tounois</text:p>
      <text:p text:style-name="Standard"><text:tab/>1:créer tournois</text:p>
      <text:p text:style-name="Standard"><text:tab/>2:lancer les tournois</text:p>
      <text:p text:style-name="Standard"><text:tab/></text:p>
      <text:p text:style-name="Standard"/>
      <text:p text:style-name="Standard"/>
      <text:p text:style-name="Standard">3:utiliser personnage <text:s/>// trier par fonction puis par prénom</text:p>
      <text:p text:style-name="Standard"><text:tab/>0:trouver un perso par son prénom</text:p>
      <text:p text:style-name="Standard"><text:tab/><text:tab/></text:p>
      <text:p text:style-name="Standard"><text:tab/>1:patronne</text:p>
      <text:p text:style-name="Standard"><text:tab/><text:tab/>N:activiter humain</text:p>
      <text:p text:style-name="Standard"><text:tab/><text:tab/>N+1:recupérer caisse</text:p>
      <text:p text:style-name="Standard"><text:tab/><text:tab/>N+2:Exclure client</text:p>
      <text:p text:style-name="Standard"><text:tab/><text:tab/>N+3:virer client</text:p>
      <text:p text:style-name="Standard"><text:tab/>2:barman</text:p>
      <text:p text:style-name="Standard"><text:tab/>3:serveur</text:p>
      <text:p text:style-name="Standard"><text:tab/>4:clients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 Baudet</dc:creator>
    <meta:creation-date>2009-04-16T11:32:00Z</meta:creation-date>
    <dc:date>2017-11-10T07:40:00Z</dc:date>
    <meta:template xlink:href="Normal.dotm" xlink:type="simple"/>
    <meta:editing-cycles>99</meta:editing-cycles>
    <meta:editing-duration>PT138840S</meta:editing-duration>
    <meta:user-defined meta:name="Info 1"/>
    <meta:user-defined meta:name="Info 2"/>
    <meta:user-defined meta:name="Info 3"/>
    <meta:user-defined meta:name="Info 4"/>
    <meta:document-statistic meta:page-count="1" meta:paragraph-count="13" meta:word-count="1063" meta:character-count="6902" meta:row-count="48" meta:non-whitespace-character-count="5852"/>
  </office:meta>
</office:document-meta>
</file>